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style:rel-width="100%" table:align="left" fo:background-color="#eeeeee">
        <style:background-image/>
      </style:table-properties>
    </style:style>
    <style:style style:name="Table1.A" style:family="table-column">
      <style:table-column-properties style:column-width="5.248cm" style:rel-column-width="20230*"/>
    </style:style>
    <style:style style:name="Table1.B" style:family="table-column">
      <style:table-column-properties style:column-width="11.753cm" style:rel-column-width="45304*"/>
    </style:style>
    <style:style style:name="Table1.A1" style:family="table-cell">
      <style:table-cell-properties style:vertical-align="middle"/>
    </style:style>
    <style:style style:name="P1" style:family="paragraph" style:parent-style-name="Heading_20_1">
      <style:text-properties officeooo:paragraph-rsid="00023570"/>
    </style:style>
    <style:style style:name="P2" style:family="paragraph" style:parent-style-name="Heading_20_1">
      <style:paragraph-properties fo:text-align="center" style:justify-single-word="false"/>
      <style:text-properties officeooo:paragraph-rsid="00116764"/>
    </style:style>
    <style:style style:name="P3" style:family="paragraph" style:parent-style-name="Preformatted_20_Text">
      <style:text-properties officeooo:paragraph-rsid="00062280"/>
    </style:style>
    <style:style style:name="P4" style:family="paragraph" style:parent-style-name="Preformatted_20_Text">
      <style:text-properties officeooo:paragraph-rsid="00068999"/>
    </style:style>
    <style:style style:name="P5" style:family="paragraph" style:parent-style-name="Preformatted_20_Text">
      <style:text-properties officeooo:paragraph-rsid="0007d2ab"/>
    </style:style>
    <style:style style:name="P6" style:family="paragraph" style:parent-style-name="Preformatted_20_Text">
      <style:paragraph-properties fo:margin-top="0cm" fo:margin-bottom="0.499cm" loext:contextual-spacing="false"/>
    </style:style>
    <style:style style:name="P7" style:family="paragraph" style:parent-style-name="Preformatted_20_Text">
      <style:paragraph-properties fo:margin-top="0cm" fo:margin-bottom="0.499cm" loext:contextual-spacing="false"/>
      <style:text-properties officeooo:paragraph-rsid="0003fbc4"/>
    </style:style>
    <style:style style:name="P8" style:family="paragraph" style:parent-style-name="Standard">
      <style:paragraph-properties fo:margin-top="0cm" fo:margin-bottom="0.499cm" loext:contextual-spacing="false"/>
      <style:text-properties officeooo:paragraph-rsid="001808e5"/>
    </style:style>
    <style:style style:name="P9" style:family="paragraph" style:parent-style-name="Standard">
      <style:paragraph-properties fo:margin-top="0cm" fo:margin-bottom="0.499cm" loext:contextual-spacing="false"/>
      <style:text-properties style:font-name="Times New Roman" officeooo:paragraph-rsid="001808e5" style:font-name-asian="Noto Sans Mono CJK SC" style:font-name-complex="Liberation Mono"/>
    </style:style>
    <style:style style:name="P10" style:family="paragraph" style:parent-style-name="Standard">
      <style:text-properties officeooo:paragraph-rsid="00141520"/>
    </style:style>
    <style:style style:name="P11" style:family="paragraph" style:parent-style-name="Text_20_body">
      <style:text-properties officeooo:rsid="00023570" officeooo:paragraph-rsid="00023570"/>
    </style:style>
    <style:style style:name="P12" style:family="paragraph" style:parent-style-name="Text_20_body">
      <style:text-properties officeooo:paragraph-rsid="0003fbc4"/>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officeooo:rsid="001f1804" officeooo:paragraph-rsid="001f1804" style:font-weight-asian="bold" style:font-weight-complex="bold"/>
    </style:style>
    <style:style style:name="P15" style:family="paragraph" style:parent-style-name="Text_20_body">
      <style:text-properties fo:font-weight="bold" officeooo:rsid="00207b24" officeooo:paragraph-rsid="00207b24" style:font-weight-asian="bold" style:font-weight-complex="bold"/>
    </style:style>
    <style:style style:name="P16" style:family="paragraph" style:parent-style-name="Text_20_body">
      <style:text-properties officeooo:paragraph-rsid="0008f73b"/>
    </style:style>
    <style:style style:name="P17" style:family="paragraph" style:parent-style-name="Text_20_body">
      <style:text-properties officeooo:paragraph-rsid="00116764"/>
    </style:style>
    <style:style style:name="P18" style:family="paragraph" style:parent-style-name="Text_20_body">
      <style:text-properties officeooo:rsid="0003fbc4" officeooo:paragraph-rsid="0003fbc4"/>
    </style:style>
    <style:style style:name="P19" style:family="paragraph" style:parent-style-name="Text_20_body">
      <style:text-properties fo:font-weight="normal" officeooo:rsid="001f1804" officeooo:paragraph-rsid="001f1804" style:font-weight-asian="normal" style:font-weight-complex="normal"/>
    </style:style>
    <style:style style:name="P20" style:family="paragraph" style:parent-style-name="Text_20_body">
      <style:text-properties fo:font-weight="normal" officeooo:rsid="00207b24" officeooo:paragraph-rsid="00207b24" style:font-weight-asian="normal" style:font-weight-complex="normal"/>
    </style:style>
    <style:style style:name="P21" style:family="paragraph" style:parent-style-name="Text_20_body">
      <style:text-properties fo:font-weight="normal" officeooo:rsid="00207b24" officeooo:paragraph-rsid="0035640f" style:font-weight-asian="normal" style:font-weight-complex="normal"/>
    </style:style>
    <style:style style:name="P22" style:family="paragraph" style:parent-style-name="Text_20_body">
      <style:text-properties fo:font-weight="normal" officeooo:rsid="00274803" officeooo:paragraph-rsid="0035640f" style:font-weight-asian="normal" style:font-weight-complex="normal"/>
    </style:style>
    <style:style style:name="P23" style:family="paragraph" style:parent-style-name="Text_20_body">
      <style:text-properties fo:font-style="italic" fo:font-weight="normal" officeooo:rsid="001f1804" officeooo:paragraph-rsid="001f1804" style:font-style-asian="italic" style:font-weight-asian="normal" style:font-style-complex="italic" style:font-weight-complex="normal"/>
    </style:style>
    <style:style style:name="P24" style:family="paragraph" style:parent-style-name="Text_20_body">
      <style:text-properties fo:font-style="italic" fo:font-weight="normal" officeooo:rsid="0028dce7" officeooo:paragraph-rsid="0028dce7" style:font-style-asian="italic" style:font-weight-asian="normal" style:font-style-complex="italic" style:font-weight-complex="normal"/>
    </style:style>
    <style:style style:name="P25" style:family="paragraph" style:parent-style-name="Text_20_body">
      <style:text-properties style:font-name="Courier New" fo:font-weight="normal" officeooo:rsid="001f1804" officeooo:paragraph-rsid="001f1804" style:font-weight-asian="normal" style:font-weight-complex="normal"/>
    </style:style>
    <style:style style:name="P26" style:family="paragraph" style:parent-style-name="Text_20_body">
      <style:text-properties style:font-name="Courier New" fo:font-weight="normal" officeooo:rsid="00274803" officeooo:paragraph-rsid="00274803" style:font-weight-asian="normal" style:font-weight-complex="normal"/>
    </style:style>
    <style:style style:name="P27" style:family="paragraph" style:parent-style-name="Text_20_body">
      <style:text-properties style:font-name="Courier New" fo:font-style="normal" fo:font-weight="normal" officeooo:rsid="0028dce7" officeooo:paragraph-rsid="0028dce7" style:font-style-asian="normal" style:font-weight-asian="normal" style:font-style-complex="normal" style:font-weight-complex="normal"/>
    </style:style>
    <style:style style:name="P28" style:family="paragraph" style:parent-style-name="Text_20_body">
      <style:text-properties style:font-name="Courier New" fo:font-style="normal" fo:font-weight="normal" officeooo:rsid="002a6fbc" officeooo:paragraph-rsid="002a6fbc" style:font-style-asian="normal" style:font-weight-asian="normal" style:font-style-complex="normal" style:font-weight-complex="normal"/>
    </style:style>
    <style:style style:name="P29" style:family="paragraph" style:parent-style-name="Text_20_body">
      <style:text-properties style:font-name="Lohit Devanagari" fo:font-style="italic" fo:font-weight="normal" officeooo:rsid="001f2693" officeooo:paragraph-rsid="001f2693" style:font-style-asian="italic" style:font-weight-asian="normal" style:font-style-complex="italic" style:font-weight-complex="normal"/>
    </style:style>
    <style:style style:name="P30" style:family="paragraph" style:parent-style-name="Text_20_body">
      <style:text-properties officeooo:rsid="0008f73b" officeooo:paragraph-rsid="0008f73b"/>
    </style:style>
    <style:style style:name="P31" style:family="paragraph" style:parent-style-name="Text_20_body">
      <style:text-properties fo:font-style="normal" fo:font-weight="normal" officeooo:rsid="0028dce7" officeooo:paragraph-rsid="0028dce7" style:font-style-asian="normal" style:font-weight-asian="normal" style:font-style-complex="normal" style:font-weight-complex="normal"/>
    </style:style>
    <style:style style:name="P32" style:family="paragraph" style:parent-style-name="Text_20_body">
      <style:text-properties fo:font-style="normal" fo:font-weight="normal" officeooo:rsid="002a6fbc" officeooo:paragraph-rsid="002a6fbc" style:font-style-asian="normal" style:font-weight-asian="normal" style:font-style-complex="normal" style:font-weight-complex="normal"/>
    </style:style>
    <style:style style:name="P33" style:family="paragraph" style:parent-style-name="Text_20_body">
      <style:text-properties fo:font-style="normal" fo:font-weight="normal" officeooo:rsid="002a6fbc" officeooo:paragraph-rsid="0032d0e3" style:font-style-asian="normal" style:font-weight-asian="normal" style:font-style-complex="normal" style:font-weight-complex="normal"/>
    </style:style>
    <style:style style:name="P34" style:family="paragraph" style:parent-style-name="Text_20_body">
      <style:text-properties fo:font-style="normal" fo:font-weight="bold" officeooo:rsid="0035640f" officeooo:paragraph-rsid="0035640f" style:font-style-asian="normal" style:font-weight-asian="bold" style:font-style-complex="normal" style:font-weight-complex="bold"/>
    </style:style>
    <style:style style:name="P35" style:family="paragraph" style:parent-style-name="Text_20_body">
      <style:text-properties style:font-name="Times New Roman" fo:font-style="normal" fo:font-weight="normal" officeooo:rsid="0028dce7" officeooo:paragraph-rsid="0028dce7" style:font-style-asian="normal" style:font-weight-asian="normal" style:font-style-complex="normal" style:font-weight-complex="normal"/>
    </style:style>
    <style:style style:name="P36" style:family="paragraph" style:parent-style-name="Text_20_body">
      <style:text-properties style:font-name="Times New Roman" fo:font-style="normal" fo:font-weight="bold" officeooo:rsid="0035640f" officeooo:paragraph-rsid="0035640f" style:font-style-asian="normal" style:font-weight-asian="bold" style:font-style-complex="normal" style:font-weight-complex="bold"/>
    </style:style>
    <style:style style:name="P37" style:family="paragraph" style:parent-style-name="Text_20_body">
      <style:text-properties officeooo:paragraph-rsid="0035640f"/>
    </style:style>
    <style:style style:name="P38" style:family="paragraph" style:parent-style-name="Text_20_body">
      <style:text-properties fo:color="#c9211e" fo:font-weight="bold" officeooo:paragraph-rsid="0035640f" style:font-weight-asian="bold" style:font-weight-complex="bold"/>
    </style:style>
    <style:style style:name="P39" style:family="paragraph" style:parent-style-name="Text_20_body">
      <style:text-properties fo:color="#c9211e" fo:font-weight="bold" officeooo:rsid="00207b24" officeooo:paragraph-rsid="0035640f" style:font-weight-asian="bold" style:font-weight-complex="bold"/>
    </style:style>
    <style:style style:name="P40" style:family="paragraph" style:parent-style-name="Text_20_body">
      <style:text-properties fo:color="#c9211e" fo:font-weight="bold" officeooo:rsid="0035640f" officeooo:paragraph-rsid="0035640f" style:font-weight-asian="bold" style:font-weight-complex="bold"/>
    </style:style>
    <style:style style:name="P41" style:family="paragraph" style:parent-style-name="Text_20_body">
      <style:text-properties fo:color="#c9211e" style:font-name="Times New Roman" fo:font-style="normal" fo:font-weight="bold" officeooo:rsid="0035640f" officeooo:paragraph-rsid="0035640f" style:font-style-asian="normal" style:font-weight-asian="bold" style:font-style-complex="normal" style:font-weight-complex="bold"/>
    </style:style>
    <style:style style:name="P42" style:family="paragraph" style:parent-style-name="Table_20_Contents">
      <style:paragraph-properties fo:margin-left="0cm" fo:margin-right="0cm" fo:margin-top="0cm" fo:margin-bottom="0cm" loext:contextual-spacing="false" fo:text-indent="0cm" style:auto-text-indent="false"/>
    </style:style>
    <style:style style:name="P43" style:family="paragraph" style:parent-style-name="Text_20_body">
      <style:text-properties style:font-name="Courier New" fo:font-style="normal" fo:font-weight="normal" officeooo:rsid="00388aa6" officeooo:paragraph-rsid="00388aa6" style:font-style-asian="normal" style:font-weight-asian="normal" style:font-style-complex="normal" style:font-weight-complex="normal"/>
    </style:style>
    <style:style style:name="P44" style:family="paragraph" style:parent-style-name="Text_20_body">
      <style:text-properties officeooo:paragraph-rsid="0032d0e3"/>
    </style:style>
    <style:style style:name="P45" style:family="paragraph" style:parent-style-name="Text_20_body">
      <style:text-properties officeooo:paragraph-rsid="0028dce7"/>
    </style:style>
    <style:style style:name="P46" style:family="paragraph" style:parent-style-name="Text_20_body">
      <style:text-properties officeooo:paragraph-rsid="002a6fbc"/>
    </style:style>
    <style:style style:name="T1" style:family="text">
      <style:text-properties officeooo:rsid="00023570"/>
    </style:style>
    <style:style style:name="T2" style:family="text">
      <style:text-properties style:font-name="Liberation Mono" fo:font-size="10pt" officeooo:rsid="00023570" style:font-name-asian="Noto Sans Mono CJK SC" style:font-size-asian="10pt" style:font-name-complex="Liberation Mono" style:font-size-complex="10pt"/>
    </style:style>
    <style:style style:name="T3" style:family="text">
      <style:text-properties style:font-name="Liberation Mono" fo:font-size="10pt" officeooo:rsid="0005c677" style:font-name-asian="Noto Sans Mono CJK SC" style:font-size-asian="10pt" style:font-name-complex="Liberation Mono" style:font-size-complex="10pt"/>
    </style:style>
    <style:style style:name="T4" style:family="text">
      <style:text-properties style:font-name="Liberation Mono" fo:font-size="10pt" fo:font-weight="normal" officeooo:rsid="0003fbc4" style:font-name-asian="Noto Sans Mono CJK SC" style:font-size-asian="10pt" style:font-weight-asian="normal" style:font-name-complex="Liberation Mono" style:font-size-complex="10pt" style:font-weight-complex="normal"/>
    </style:style>
    <style:style style:name="T5" style:family="text">
      <style:text-properties fo:font-weight="normal" style:font-weight-asian="normal" style:font-weight-complex="normal"/>
    </style:style>
    <style:style style:name="T6" style:family="text">
      <style:text-properties fo:font-size="10pt" fo:font-weight="normal" officeooo:rsid="00023570" style:font-size-asian="10pt" style:font-weight-asian="normal" style:font-size-complex="10pt" style:font-weight-complex="normal"/>
    </style:style>
    <style:style style:name="T7" style:family="text">
      <style:text-properties fo:font-size="10pt" fo:font-weight="normal" officeooo:rsid="00116764" style:font-size-asian="10pt" style:font-weight-asian="normal" style:font-size-complex="10pt" style:font-weight-complex="normal"/>
    </style:style>
    <style:style style:name="T8" style:family="text">
      <style:text-properties fo:font-size="10pt" fo:font-weight="normal" officeooo:rsid="001220e6" style:font-size-asian="10pt" style:font-weight-asian="normal" style:font-size-complex="10pt" style:font-weight-complex="normal"/>
    </style:style>
    <style:style style:name="T9" style:family="text">
      <style:text-properties officeooo:rsid="0003fbc4"/>
    </style:style>
    <style:style style:name="T10" style:family="text">
      <style:text-properties fo:font-style="normal" fo:font-weight="normal" officeooo:rsid="0003fbc4" style:font-style-asian="normal" style:font-weight-asian="normal" style:font-style-complex="normal" style:font-weight-complex="normal"/>
    </style:style>
    <style:style style:name="T11" style:family="text">
      <style:text-properties fo:font-style="normal" fo:font-weight="normal" officeooo:rsid="002a6fbc" style:font-style-asian="normal" style:font-weight-asian="normal" style:font-style-complex="normal" style:font-weight-complex="normal"/>
    </style:style>
    <style:style style:name="T12" style:family="text">
      <style:text-properties fo:font-style="normal" fo:font-weight="normal" officeooo:rsid="0028dce7" style:font-style-asian="normal" style:font-weight-asian="normal" style:font-style-complex="normal" style:font-weight-complex="normal"/>
    </style:style>
    <style:style style:name="T13" style:family="text">
      <style:text-properties fo:font-style="normal" fo:font-weight="normal" officeooo:rsid="003a7cee" style:font-style-asian="normal" style:font-weight-asian="normal" style:font-style-complex="normal" style:font-weight-complex="normal"/>
    </style:style>
    <style:style style:name="T14" style:family="text">
      <style:text-properties fo:font-style="normal" fo:font-weight="normal" officeooo:rsid="0032c040"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bold" officeooo:rsid="0003fbc4" style:font-weight-asian="bold" style:font-weight-complex="bold"/>
    </style:style>
    <style:style style:name="T17" style:family="text">
      <style:text-properties fo:font-weight="bold" officeooo:rsid="0008f73b" style:font-weight-asian="bold" style:font-weight-complex="bold"/>
    </style:style>
    <style:style style:name="T18" style:family="text">
      <style:text-properties fo:font-weight="bold" officeooo:rsid="001bda5a" style:font-weight-asian="bold" style:font-weight-complex="bold"/>
    </style:style>
    <style:style style:name="T19" style:family="text">
      <style:text-properties fo:font-weight="bold" officeooo:rsid="00274803" style:font-weight-asian="bold" style:font-weight-complex="bold"/>
    </style:style>
    <style:style style:name="T20" style:family="text">
      <style:text-properties fo:color="#c9211e"/>
    </style:style>
    <style:style style:name="T21" style:family="text">
      <style:text-properties fo:color="#c9211e" style:font-name="Liberation Mono" fo:font-size="10pt" fo:font-weight="bold" officeooo:rsid="00023570" style:font-name-asian="Noto Sans Mono CJK SC" style:font-size-asian="10pt" style:font-weight-asian="bold" style:font-name-complex="Liberation Mono" style:font-size-complex="10pt" style:font-weight-complex="bold"/>
    </style:style>
    <style:style style:name="T22" style:family="text">
      <style:text-properties fo:color="#c9211e" fo:font-weight="bold" style:font-weight-asian="bold" style:font-weight-complex="bold"/>
    </style:style>
    <style:style style:name="T23" style:family="text">
      <style:text-properties fo:color="#c9211e" fo:font-weight="bold" officeooo:rsid="0035640f" style:font-weight-asian="bold" style:font-weight-complex="bold"/>
    </style:style>
    <style:style style:name="T24" style:family="text">
      <style:text-properties fo:color="#c9211e" fo:font-weight="bold" officeooo:rsid="00274803" style:font-weight-asian="bold" style:font-weight-complex="bold"/>
    </style:style>
    <style:style style:name="T25" style:family="text">
      <style:text-properties fo:color="#c9211e" fo:font-size="14pt" fo:font-weight="bold" officeooo:rsid="00116764" style:font-size-asian="14pt" style:font-weight-asian="bold" style:font-size-complex="14pt" style:font-weight-complex="bold"/>
    </style:style>
    <style:style style:name="T26" style:family="text">
      <style:text-properties fo:color="#c9211e" officeooo:rsid="0003fbc4"/>
    </style:style>
    <style:style style:name="T27" style:family="text">
      <style:text-properties fo:color="#c9211e" style:font-name="Times New Roman" fo:font-style="normal" fo:font-weight="bold" officeooo:rsid="0035640f" style:font-style-asian="normal" style:font-weight-asian="bold" style:font-style-complex="normal" style:font-weight-complex="bold"/>
    </style:style>
    <style:style style:name="T28" style:family="text">
      <style:text-properties fo:color="#c9211e" style:font-name="Times New Roman" fo:font-weight="bold" officeooo:rsid="0035640f" style:font-weight-asian="bold" style:font-weight-complex="bold"/>
    </style:style>
    <style:style style:name="T29" style:family="text">
      <style:text-properties fo:color="#c9211e" style:font-name="Times New Roman" officeooo:rsid="0035640f"/>
    </style:style>
    <style:style style:name="T30" style:family="text">
      <style:text-properties fo:color="#2a6099" style:font-name="Liberation Mono" fo:font-size="10pt" fo:font-weight="bold" officeooo:rsid="0005c677" style:font-name-asian="Noto Sans Mono CJK SC" style:font-size-asian="10pt" style:font-weight-asian="bold" style:font-name-complex="Liberation Mono" style:font-size-complex="10pt" style:font-weight-complex="bold"/>
    </style:style>
    <style:style style:name="T31" style:family="text">
      <style:text-properties officeooo:rsid="0007d2ab"/>
    </style:style>
    <style:style style:name="T32" style:family="text">
      <style:text-properties style:font-name="Times New Roman"/>
    </style:style>
    <style:style style:name="T33" style:family="text">
      <style:text-properties style:font-name="Times New Roman" officeooo:rsid="00141520"/>
    </style:style>
    <style:style style:name="T34" style:family="text">
      <style:text-properties style:font-name="Times New Roman" officeooo:rsid="00158f3a"/>
    </style:style>
    <style:style style:name="T35" style:family="text">
      <style:text-properties style:font-name="Times New Roman" officeooo:rsid="00158f3a" style:font-name-asian="Noto Sans Mono CJK SC" style:font-name-complex="Liberation Mono"/>
    </style:style>
    <style:style style:name="T36" style:family="text">
      <style:text-properties style:font-name="Times New Roman" officeooo:rsid="001808e5" style:font-name-asian="Noto Sans Mono CJK SC" style:font-name-complex="Liberation Mono"/>
    </style:style>
    <style:style style:name="T37" style:family="text">
      <style:text-properties style:font-name="Times New Roman" officeooo:rsid="001ac0a0" style:font-name-asian="Noto Sans Mono CJK SC" style:font-name-complex="Liberation Mono"/>
    </style:style>
    <style:style style:name="T38" style:family="text">
      <style:text-properties style:font-name="Times New Roman" officeooo:rsid="001b9e3d" style:font-name-asian="Noto Sans Mono CJK SC" style:font-name-complex="Liberation Mono"/>
    </style:style>
    <style:style style:name="T39" style:family="text">
      <style:text-properties style:font-name="Times New Roman" officeooo:rsid="00166205"/>
    </style:style>
    <style:style style:name="T40" style:family="text">
      <style:text-properties style:font-name="Times New Roman" officeooo:rsid="00169980"/>
    </style:style>
    <style:style style:name="T41" style:family="text">
      <style:text-properties style:font-name="Times New Roman" officeooo:rsid="001808e5"/>
    </style:style>
    <style:style style:name="T42" style:family="text">
      <style:text-properties style:font-name="Times New Roman" officeooo:rsid="0035640f"/>
    </style:style>
    <style:style style:name="T43" style:family="text">
      <style:text-properties style:font-name="Courier New"/>
    </style:style>
    <style:style style:name="T44" style:family="text">
      <style:text-properties style:font-name="Courier New" officeooo:rsid="00141520"/>
    </style:style>
    <style:style style:name="T45" style:family="text">
      <style:text-properties style:font-name="Courier New" officeooo:rsid="00141520" style:font-name-asian="Noto Sans Mono CJK SC" style:font-name-complex="Liberation Mono"/>
    </style:style>
    <style:style style:name="T46" style:family="text">
      <style:text-properties style:font-name="Courier New" officeooo:rsid="001808e5" style:font-name-asian="Noto Sans Mono CJK SC" style:font-name-complex="Liberation Mono"/>
    </style:style>
    <style:style style:name="T47" style:family="text">
      <style:text-properties style:font-name="Courier New" fo:font-style="normal" fo:font-weight="normal" officeooo:rsid="00388aa6" style:font-style-asian="normal" style:font-weight-asian="normal" style:font-style-complex="normal" style:font-weight-complex="normal"/>
    </style:style>
    <style:style style:name="T48" style:family="text">
      <style:text-properties style:font-name="Courier New" fo:font-style="normal" fo:font-weight="normal" officeooo:rsid="002a6fbc" style:font-style-asian="normal" style:font-weight-asian="normal" style:font-style-complex="normal" style:font-weight-complex="normal"/>
    </style:style>
    <style:style style:name="T49" style:family="text">
      <style:text-properties style:font-name="Courier New" fo:font-style="normal" fo:font-weight="normal" officeooo:rsid="0028dce7" style:font-style-asian="normal" style:font-weight-asian="normal" style:font-style-complex="normal" style:font-weight-complex="normal"/>
    </style:style>
    <style:style style:name="T50" style:family="text">
      <style:text-properties style:font-name="Courier New" fo:font-style="normal" fo:font-weight="normal" officeooo:rsid="003a7cee" style:font-style-asian="normal" style:font-weight-asian="normal" style:font-style-complex="normal" style:font-weight-complex="normal"/>
    </style:style>
    <style:style style:name="T51" style:family="text">
      <style:text-properties fo:font-style="italic" style:font-style-asian="italic" style:font-style-complex="italic"/>
    </style:style>
    <style:style style:name="T52" style:family="text">
      <style:text-properties fo:font-style="italic" officeooo:rsid="002eb586" style:font-style-asian="italic" style:font-style-complex="italic"/>
    </style:style>
    <style:style style:name="T53" style:family="text">
      <style:text-properties fo:font-style="italic" officeooo:rsid="0039a64d" style:font-style-asian="italic" style:font-style-complex="italic"/>
    </style:style>
    <style:style style:name="T54" style:family="text">
      <style:text-properties fo:font-size="16pt" style:font-size-asian="16pt" style:font-size-complex="16pt"/>
    </style:style>
    <style:style style:name="T55" style:family="text">
      <style:text-properties officeooo:rsid="002a6fbc"/>
    </style:style>
    <style:style style:name="T56" style:family="text">
      <style:text-properties officeooo:rsid="002eb586"/>
    </style:style>
    <style:style style:name="T57" style:family="text">
      <style:text-properties officeooo:rsid="0032c040"/>
    </style:style>
    <style:style style:name="T58" style:family="text">
      <style:text-properties officeooo:rsid="0035640f"/>
    </style:style>
    <style:style style:name="T59" style:family="text">
      <style:text-properties officeooo:rsid="00207b24"/>
    </style:style>
    <style:style style:name="T60" style:family="text">
      <style:text-properties officeooo:rsid="00388aa6"/>
    </style:style>
    <style:style style:name="T61" style:family="text">
      <style:text-properties officeooo:rsid="0039a64d"/>
    </style:style>
    <style:style style:name="T62" style:family="text">
      <style:text-properties officeooo:rsid="003a7c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Strong_20_Emphasis"><text:span text:style-name="T25">Adding a system call to Linux kernel, on Ubuntu 20.04</text:span></text:span></text:h>
      <text:h text:style-name="P1" text:outline-level="1"><text:span text:style-name="Strong_20_Emphasis"><text:span text:style-name="T6">Credits: </text:span></text:span><text:a xlink:type="simple" xlink:href="https://dev.to/jasper/adding-a-system-call-to-the-linux-kernel-5-8-1-in-ubuntu-20-04-lts-2ga8" text:style-name="Internet_20_link" text:visited-style-name="Visited_20_Internet_20_Link"><text:span text:style-name="Strong_20_Emphasis"><text:span text:style-name="T6">https://dev.to/jasper/adding-a-system-call-to-the-linux-kernel-5-8-1-in-ubuntu-20-04-lts-2ga8</text:span></text:span></text:a><text:span text:style-name="Strong_20_Emphasis"><text:span text:style-name="T6"> </text:span></text:span></text:h>
      <text:p text:style-name="P17"><text:span text:style-name="Strong_20_Emphasis"><text:span text:style-name="T7">Beware: This process takes many hours, and the “make” command consumes most part of it. If the process fails </text:span></text:span><text:span text:style-name="Strong_20_Emphasis"><text:span text:style-name="T8">or if you make some mistakes,</text:span></text:span><text:span text:style-name="Strong_20_Emphasis"><text:span text:style-name="T7"> your virtual machine may become unbootable (but there is always a way to recover!). </text:span></text:span></text:p>
      <text:h text:style-name="Heading_20_1" text:outline-level="1"><text:span text:style-name="Strong_20_Emphasis">Section 1</text:span> - Preparation <text:bookmark text:name="section-1"/></text:h>
      <text:p text:style-name="Text_20_body"><text:span text:style-name="Emphasis">In this section, you will download all necessary tools to add a basic system call to the Linux kernel and run it. This is the only part of the entire process where network connectivity is necessary.</text:span></text:p>
      <text:p text:style-name="P12"><text:span text:style-name="Strong_20_Emphasis"><text:span text:style-name="T16">1.0 Install Ubuntu 20.04 <text:s/>and boot the system.</text:span></text:span></text:p>
      <text:p text:style-name="P12"><text:span text:style-name="Strong_20_Emphasis"><text:span text:style-name="T10">Although these instructions should largely work for any GNU/Linux and any kernel, there are minor differences depending on OS and kernel version. Hence using Ubuntu 20.04 will be the safest <text:s/>for you. </text:span></text:span></text:p>
      <text:p text:style-name="Text_20_body"><text:span text:style-name="Strong_20_Emphasis"><text:span text:style-name="T15">1.1</text:span></text:span><text:span text:style-name="T15"> - Fully update your operating system.</text:span></text:p>
      <text:p text:style-name="P6"><text:span text:style-name="Source_20_Text">sudo apt update &amp;&amp; sudo apt upgrade -y</text:span></text:p>
      <text:p text:style-name="Text_20_body"><text:span text:style-name="Strong_20_Emphasis"><text:span text:style-name="T15">1.2</text:span></text:span><text:span text:style-name="T15"> - Download and install the essential packages to compile kernels.</text:span></text:p>
      <text:p text:style-name="P6"><text:span text:style-name="Source_20_Text">sudo apt install build-essential libncurses-dev libssl-dev libelf-dev bison flex -y</text:span></text:p>
      <text:p text:style-name="Text_20_body">If would rather use <text:span text:style-name="Source_20_Text">vim</text:span> or any other text editor instead of <text:span text:style-name="Source_20_Text">vim</text:span>, below is an example of how you install it.</text:p>
      <text:p text:style-name="P6"><text:span text:style-name="Source_20_Text">sudo apt install vim -y</text:span></text:p>
      <text:p text:style-name="Text_20_body"><text:span text:style-name="Strong_20_Emphasis"><text:span text:style-name="T15">1.3</text:span></text:span><text:span text:style-name="T15"> - Clean up your installed packages.</text:span></text:p>
      <text:p text:style-name="P6"><text:span text:style-name="Source_20_Text">sudo apt clean &amp;&amp; sudo apt autoremove -y</text:span></text:p>
      <text:p text:style-name="Text_20_body"><text:span text:style-name="Strong_20_Emphasis"><text:span text:style-name="T15">1.4</text:span></text:span><text:span text:style-name="T15"> - Download the source code of the latest stable version of the Linux kernel (</text:span><text:span text:style-name="Emphasis"><text:span text:style-name="T15">which is 5.11.9 as of 12 August 2020</text:span></text:span><text:span text:style-name="T15">) to your home folder.</text:span></text:p>
      <text:p text:style-name="P6"><text:span text:style-name="Source_20_Text"><text:span text:style-name="T2">c</text:span></text:span><text:span text:style-name="Source_20_Text"><text:span text:style-name="T1">d; </text:span></text:span>wget -P ~/ https://cdn.kernel.org/pub/linux/kernel/v5.x/linux-5.11.9.tar.xz</text:p>
      <text:p text:style-name="Text_20_body">If you have downloaded a newer version of the Linux kernel, refer to <text:a xlink:type="simple" xlink:href="https://www.kernel.org/doc/html/latest/process/adding-syscalls.html" text:style-name="Internet_20_link" text:visited-style-name="Visited_20_Internet_20_Link">this documentation</text:a> to learn about any relevant change made to system calls.</text:p>
      <text:p text:style-name="Text_20_body"><text:span text:style-name="Strong_20_Emphasis"><text:span text:style-name="T15">1.5</text:span></text:span><text:span text:style-name="T15"> - Unpack the tarball you just downloaded to your home folder.</text:span></text:p>
      <text:p text:style-name="P6"><text:span text:style-name="Source_20_Text"><text:span text:style-name="T2">c</text:span></text:span><text:span text:style-name="Source_20_Text"><text:span text:style-name="T1">d; </text:span></text:span>tar -xvf ~/linux-5.11.9.tar.xz </text:p>
      <text:p text:style-name="Text_20_body"><text:span text:style-name="Strong_20_Emphasis"><text:span text:style-name="T15">1.6</text:span></text:span><text:span text:style-name="T15"> - Reboot your computer.</text:span></text:p>
      <text:h text:style-name="Heading_20_1" text:outline-level="1"><text:span text:style-name="Strong_20_Emphasis"><text:span text:style-name="T15">Section 2</text:span></text:span><text:span text:style-name="T15"> - Creation</text:span> <text:bookmark text:name="section-2"/></text:h>
      <text:p text:style-name="Text_20_body"><text:span text:style-name="Emphasis">In this section, you will write a basic system call in C and integrate it into the new kernel.</text:span></text:p>
      <text:p text:style-name="Text_20_body"><text:soft-page-break/><text:span text:style-name="Strong_20_Emphasis"><text:span text:style-name="T15">2.1</text:span></text:span><text:span text:style-name="T15"> - Check the version of your current kernel.</text:span></text:p>
      <text:p text:style-name="P6"><text:span text:style-name="Source_20_Text">uname -r</text:span></text:p>
      <text:p text:style-name="Text_20_body">As of 12 August 2020, it should display the following.</text:p>
      <text:p text:style-name="Text_20_body"><text:span text:style-name="Source_20_Text">5.4.0-42-generic</text:span></text:p>
      <text:p text:style-name="P11">It may be different depending your computer, but do not worry about it. </text:p>
      <text:p text:style-name="Text_20_body"><text:span text:style-name="Strong_20_Emphasis"><text:span text:style-name="T15">2.2</text:span></text:span><text:span text:style-name="T15"> - Change your working directory to the root directory of the recently unpacked source code.</text:span></text:p>
      <text:p text:style-name="P6"><text:span text:style-name="Source_20_Text">cd ~/linux-5.11.9/</text:span></text:p>
      <text:p text:style-name="Text_20_body"><text:span text:style-name="Strong_20_Emphasis"><text:span text:style-name="T15">2.3</text:span></text:span><text:span text:style-name="T15"> - Create the directory </text:span><text:span text:style-name="T16">for code of</text:span><text:span text:style-name="T15"> your system call.</text:span></text:p>
      <text:p text:style-name="Text_20_body">Decide a name for your system call, and keep it consistent from this point onwards. I have chosen <text:span text:style-name="Source_20_Text">hello</text:span>.</text:p>
      <text:p text:style-name="P6"><text:span text:style-name="Source_20_Text">mkdir hello</text:span></text:p>
      <text:p text:style-name="Text_20_body"><text:span text:style-name="Strong_20_Emphasis"><text:span text:style-name="T15">2.4</text:span></text:span><text:span text:style-name="T15"> - Create a C file for your system call.</text:span></text:p>
      <text:p text:style-name="Text_20_body">Create the C file with the following command.</text:p>
      <text:p text:style-name="P6"><text:span text:style-name="Source_20_Text">vim hello/hello.c</text:span></text:p>
      <text:p text:style-name="Text_20_body">Write the following code in it.</text:p>
      <text:p text:style-name="Preformatted_20_Text"><text:span text:style-name="Source_20_Text">#include &lt;linux/kernel.h&gt;</text:span></text:p>
      <text:p text:style-name="Preformatted_20_Text"><text:span text:style-name="Source_20_Text">#include &lt;linux/syscalls.h&gt;</text:span></text:p>
      <text:p text:style-name="Preformatted_20_Text"/>
      <text:p text:style-name="Preformatted_20_Text"><text:span text:style-name="Source_20_Text">SYSCALL_DEFINE0(hello)</text:span></text:p>
      <text:p text:style-name="Preformatted_20_Text"/>
      <text:p text:style-name="Preformatted_20_Text"><text:span text:style-name="Source_20_Text">{</text:span></text:p>
      <text:p text:style-name="P5"><text:span text:style-name="Source_20_Text"><text:s text:c="4"/>printk("</text:span><text:span text:style-name="Source_20_Text"><text:span text:style-name="T21">Hello, from inside Linux kernel</text:span></text:span><text:span text:style-name="Source_20_Text"><text:span text:style-name="T22">\n</text:span></text:span><text:span text:style-name="Source_20_Text">");// </text:span><text:span text:style-name="Source_20_Text"><text:span text:style-name="T31">ignore colouring here</text:span></text:span></text:p>
      <text:p text:style-name="Preformatted_20_Text"><text:span text:style-name="Source_20_Text"><text:s text:c="4"/>return 0;</text:span></text:p>
      <text:p text:style-name="P6"><text:span text:style-name="Source_20_Text">}</text:span></text:p>
      <text:p text:style-name="Text_20_body">You can write anything you like here.</text:p>
      <text:p text:style-name="Text_20_body">Save it and exit the text editor.</text:p>
      <text:p text:style-name="Text_20_body"><text:span text:style-name="Strong_20_Emphasis"><text:span text:style-name="T15">2.5</text:span></text:span><text:span text:style-name="T15"> - Create a Makefile for your system call.</text:span></text:p>
      <text:p text:style-name="Text_20_body">Create the Makefile with the following command.</text:p>
      <text:p text:style-name="P6"><text:span text:style-name="Source_20_Text">vim hello/Makefile</text:span></text:p>
      <text:p text:style-name="Text_20_body">Write the following code in it.</text:p>
      <text:p text:style-name="P6"><text:span text:style-name="Source_20_Text">obj-y := hello.o</text:span></text:p>
      <text:p text:style-name="Text_20_body">Save it and exit the text editor.</text:p>
      <text:p text:style-name="Text_20_body"><text:span text:style-name="Strong_20_Emphasis"><text:span text:style-name="T15">2.6</text:span></text:span><text:span text:style-name="T15"> - Add the home directory of your system call to the main Makefile of the kernel.</text:span></text:p>
      <text:p text:style-name="Text_20_body">Open the Makefile with the following command.</text:p>
      <text:p text:style-name="P6"><text:span text:style-name="Source_20_Text">vim Makefile</text:span></text:p>
      <text:p text:style-name="Text_20_body"><text:soft-page-break/>Search for <text:span text:style-name="Source_20_Text">core-y</text:span>. In the second result, you will see a series of directories.</text:p>
      <text:p text:style-name="Text_20_body"><text:span text:style-name="Source_20_Text">kernel/ certs/ mm/ fs/ ipc/ security/ crypto/ block/</text:span></text:p>
      <text:p text:style-name="Text_20_body">Add the home directory of your system call at the end like the following.</text:p>
      <text:p text:style-name="P6"><text:span text:style-name="Source_20_Text">kernel/ certs/ mm/ fs/ ipc/ security/ crypto/ block/ hello/</text:span></text:p>
      <text:p text:style-name="Text_20_body">Save it and exit the editor.</text:p>
      <text:p text:style-name="Text_20_body"><text:span text:style-name="Strong_20_Emphasis"><text:span text:style-name="T15">2.7</text:span></text:span><text:span text:style-name="T15"> - Add a corresponding function prototype for your system call to the header file of system calls.</text:span></text:p>
      <text:p text:style-name="Text_20_body">Open the header file with the following command.</text:p>
      <text:p text:style-name="P6"><text:span text:style-name="Source_20_Text">vim include/linux/syscalls.h</text:span></text:p>
      <text:p text:style-name="Text_20_body">Navigate to the bottom of it and write the following code just above <text:span text:style-name="Source_20_Text">#endif</text:span>.</text:p>
      <text:p text:style-name="P6"><text:span text:style-name="Source_20_Text">asmlinkage long sys_hello(void);</text:span></text:p>
      <text:p text:style-name="Text_20_body">Save it and exit the editor.</text:p>
      <text:p text:style-name="Text_20_body"><text:span text:style-name="Strong_20_Emphasis"><text:span text:style-name="T15">2.8</text:span></text:span><text:span text:style-name="T15"> - Add your system call to the kernel's system call table.</text:span></text:p>
      <text:p text:style-name="Text_20_body">Open the table with the following command.</text:p>
      <text:p text:style-name="P6"><text:span text:style-name="Source_20_Text">vim arch/x86/entry/syscalls/syscall_64.tbl</text:span></text:p>
      <text:p text:style-name="Text_20_body">Navigate to the bottom of it. You will find a series of x32 system calls. Scroll to the section above it. This is the section of your interest. Add the following code at the end of this section respecting the chronology of the row as well as the format of the column. Use Tab <text:span text:style-name="T1">instead of space. </text:span></text:p>
      <text:p text:style-name="P6"><text:span text:style-name="Source_20_Text">44</text:span><text:span text:style-name="Source_20_Text"><text:span text:style-name="T2">2</text:span></text:span><text:span text:style-name="Source_20_Text"> <text:s text:c="4"/>common <text:s/>hello <text:s text:c="15"/>sys_hello</text:span></text:p>
      <text:p text:style-name="Text_20_body">In the fresh source code of Linux 5.11.9 kernel, the number for your system call <text:span text:style-name="T1">may be 442, but verify it once. If it’s different then just add +1 to last system call number. </text:span></text:p>
      <text:p text:style-name="Text_20_body">Save it and exit the editor.</text:p>
      <text:h text:style-name="Heading_20_1" text:outline-level="1"><text:span text:style-name="Strong_20_Emphasis">Section 3</text:span> - Installation <text:bookmark text:name="section-3"/></text:h>
      <text:p text:style-name="Text_20_body"><text:span text:style-name="Emphasis">In this section, you will install the new kernel and prepare your operating system to boot into it.</text:span></text:p>
      <text:p text:style-name="Text_20_body"><text:span text:style-name="Strong_20_Emphasis"><text:span text:style-name="T15">3.1</text:span></text:span><text:span text:style-name="T15"> - Configure the kernel.</text:span></text:p>
      <text:p text:style-name="Text_20_body">Make sure the window of your terminal is maximized.</text:p>
      <text:p text:style-name="Text_20_body">Open the configuration window with the following command.</text:p>
      <text:p text:style-name="P6"><text:span text:style-name="Source_20_Text">make menuconfig</text:span></text:p>
      <text:p text:style-name="Text_20_body">Use <text:span text:style-name="Strong_20_Emphasis">Tab</text:span> to move between options. Make no changes to keep it in default settings.</text:p>
      <text:p text:style-name="Text_20_body">Save and exit. </text:p>
      <text:p text:style-name="P18">This will create the file .config in your kernel code directory. See the contents of this file. It’s a listing of various kernel configuration parameters. Setting each of them to a proper value will <text:soft-page-break/>enable or disable particular code in the kernel. Almost each of these parameters is passed as a option to “gcc -D”. Read more about “gcc -D”. </text:p>
      <text:p text:style-name="P14">NOTE: <text:span text:style-name="T5">Many times the kernel does not compile due to issues in the specification of the configuration. The “Make Menuconfig” creates a “default” configuration, that may not be suitable for your computer. </text:span></text:p>
      <text:p text:style-name="P19">You may try copying the “config” file for your computer from /boot </text:p>
      <text:p text:style-name="P23">Run the following command when your CWD is the folder of the kernel code. </text:p>
      <text:p text:style-name="P25">$ cp /boot/config-`uname -r` ./.config </text:p>
      <text:p text:style-name="P29"># For example this does copy /boot/config-5.11.0-46-generic on Abhijit’s computer.</text:p>
      <text:p text:style-name="Text_20_body"><text:span text:style-name="Strong_20_Emphasis"><text:span text:style-name="T15">3.2</text:span></text:span><text:span text:style-name="T15"> - Find out how many logical cores you have.</text:span></text:p>
      <text:p text:style-name="P6"><text:span text:style-name="Source_20_Text">nproc</text:span></text:p>
      <text:p text:style-name="Text_20_body">The following few commands require a long time to be executed. Parallel processing will greatly speed them up. <text:span text:style-name="T9">If it’s 12, then use 12 as argument to make in subsequent commands. If it’s 1, then you may still use a number more than 1, but do not choose a very large number as it does not help at all. Upto 4 should be ok. </text:span></text:p>
      <text:p text:style-name="Text_20_body"><text:span text:style-name="Strong_20_Emphasis"><text:span text:style-name="T15">3.3</text:span></text:span><text:span text:style-name="T15"> - Compile the kernel's source code.</text:span></text:p>
      <text:p text:style-name="P6"><text:span text:style-name="Source_20_Text">make -j12</text:span></text:p>
      <text:p text:style-name="P10"><text:span text:style-name="Source_20_Text"><text:span text:style-name="T32">At the end of this command, you will see the file </text:span></text:span><text:span text:style-name="Source_20_Text"><text:span text:style-name="T43">vmlinu</text:span></text:span><text:span text:style-name="Source_20_Text"><text:span text:style-name="T44">x</text:span></text:span><text:span text:style-name="Source_20_Text"><text:span text:style-name="T32"> created </text:span></text:span><text:span text:style-name="Source_20_Text"><text:span text:style-name="T34">in the kernel code folder.</text:span></text:span><text:span text:style-name="Source_20_Text"><text:span text:style-name="T32"> </text:span></text:span><text:span text:style-name="Source_20_Text"><text:span text:style-name="T35">This</text:span></text:span><text:span text:style-name="Source_20_Text"><text:span text:style-name="T32"> is the Linux kernel’</text:span></text:span><text:span text:style-name="Source_20_Text"><text:span text:style-name="T39">s machine code (</text:span></text:span><text:span text:style-name="Source_20_Text"><text:span text:style-name="T32">binary</text:span></text:span><text:span text:style-name="Source_20_Text"><text:span text:style-name="T39">)</text:span></text:span><text:span text:style-name="Source_20_Text"><text:span text:style-name="T32"> file, </text:span></text:span><text:span text:style-name="Source_20_Text"><text:span text:style-name="T33">uncompressed. </text:span></text:span><text:span text:style-name="Source_20_Text"><text:span text:style-name="T32"><text:s text:c="2"/></text:span></text:span><text:span text:style-name="Source_20_Text"><text:span text:style-name="T45">v</text:span></text:span><text:span text:style-name="Source_20_Text"><text:span text:style-name="T43">mlinu</text:span></text:span><text:span text:style-name="Source_20_Text"><text:span text:style-name="T44">z </text:span></text:span><text:span text:style-name="Source_20_Text"><text:span text:style-name="T33">is</text:span></text:span><text:span text:style-name="Source_20_Text"><text:span text:style-name="T44"> vmlinux </text:span></text:span><text:span text:style-name="Source_20_Text"><text:span text:style-name="T33">compress</text:span></text:span><text:span text:style-name="Source_20_Text"><text:span text:style-name="T40">d. Note that this file is not an executable file like a normal programme! So no point in running “./vmlinux”. But I’m sure you will try that :-; </text:span></text:span></text:p>
      <text:p text:style-name="Standard"><text:span text:style-name="Source_20_Text"><text:span text:style-name="T32"/></text:span></text:p>
      <text:p text:style-name="Text_20_body"><text:span text:style-name="Strong_20_Emphasis"><text:span text:style-name="T15">3.4</text:span></text:span><text:span text:style-name="T15"> – </text:span><text:span text:style-name="T16">Install various kernel modules</text:span></text:p>
      <text:p text:style-name="P6"><text:span text:style-name="Source_20_Text">sudo make modules_install -j12</text:span></text:p>
      <text:p text:style-name="P9"><text:span text:style-name="Source_20_Text"><text:span text:style-name="T41">The above will copy different kernel modules (.ko files, kernel objects) to various locations on your computer. </text:span></text:span></text:p>
      <text:p text:style-name="Text_20_body"><text:span text:style-name="Strong_20_Emphasis"><text:span text:style-name="T15">3.5</text:span></text:span><text:span text:style-name="T15"> - Install the kernel.</text:span></text:p>
      <text:p text:style-name="P6"><text:span text:style-name="Source_20_Text">sudo make install -j12</text:span></text:p>
      <text:p text:style-name="P8"><text:span text:style-name="Source_20_Text"><text:span text:style-name="T41">T</text:span></text:span><text:span text:style-name="Source_20_Text"><text:span text:style-name="T36">his will copy the </text:span></text:span><text:span text:style-name="Source_20_Text"><text:span text:style-name="T46">vmlinuz</text:span></text:span><text:span text:style-name="Source_20_Text"><text:span text:style-name="T36"> file to /boot and create initial ram disk image (initrd.img) file and also update the </text:span></text:span><text:span text:style-name="Source_20_Text"><text:span text:style-name="T37">configuration file of </text:span></text:span><text:span text:style-name="Source_20_Text"><text:span text:style-name="T36">grub</text:span></text:span><text:span text:style-name="Source_20_Text"><text:span text:style-name="T38">2 </text:span></text:span><text:span text:style-name="Source_20_Text"><text:span text:style-name="T36">boot loader. </text:span></text:span></text:p>
      <text:p text:style-name="Text_20_body"><text:span text:style-name="Strong_20_Emphasis"><text:span text:style-name="T15">3.6</text:span></text:span><text:span text:style-name="T15"> - Update the bootloader of the operating system with the new kernel.</text:span></text:p>
      <text:p text:style-name="P6"><text:span text:style-name="Source_20_Text">sudo update-grub</text:span></text:p>
      <text:p text:style-name="P8"><text:span text:style-name="Source_20_Text"><text:span text:style-name="T41">T</text:span></text:span><text:span text:style-name="Source_20_Text"><text:span text:style-name="T36">his step is really redundant, as update-grub was already done as part of the last step! </text:span></text:span></text:p>
      <text:p text:style-name="Text_20_body"><text:span text:style-name="Strong_20_Emphasis"><text:span text:style-name="T15">3.7</text:span></text:span><text:span text:style-name="T15"> - Reboot your computer.</text:span></text:p>
      <text:p text:style-name="P7"><text:span text:style-name="Source_20_Text"><text:span text:style-name="T5">sudo </text:span></text:span><text:span text:style-name="Source_20_Text"><text:span text:style-name="T4">reboot</text:span></text:span></text:p>
      <text:h text:style-name="Heading_20_1" text:outline-level="1"><text:soft-page-break/><text:span text:style-name="Strong_20_Emphasis">Section 4</text:span> - Result <text:bookmark text:name="section-4"/></text:h>
      <text:p text:style-name="Text_20_body"><text:span text:style-name="Emphasis">In this section, you will write a C program to check whether your system call works or not. After that, you will see your system call in action.</text:span></text:p>
      <text:p text:style-name="Text_20_body"><text:span text:style-name="Strong_20_Emphasis"><text:span text:style-name="T15">4.1</text:span></text:span><text:span text:style-name="T15"> - Check the version of your current kernel.</text:span></text:p>
      <text:p text:style-name="P6"><text:span text:style-name="Source_20_Text">uname -r</text:span></text:p>
      <text:p text:style-name="Text_20_body">It should display the following.</text:p>
      <text:p text:style-name="Text_20_body"><text:span text:style-name="Source_20_Text">5.11.9</text:span></text:p>
      <text:p text:style-name="Text_20_body"><text:span text:style-name="Strong_20_Emphasis"><text:span text:style-name="T15">4.2</text:span></text:span><text:span text:style-name="T15"> - Change your working directory to your home directory.</text:span></text:p>
      <text:p text:style-name="P6"><text:span text:style-name="Source_20_Text">cd ~</text:span></text:p>
      <text:p text:style-name="Text_20_body"><text:span text:style-name="Strong_20_Emphasis"><text:span text:style-name="T15">4.3</text:span></text:span><text:span text:style-name="T15"> - Create a C file to </text:span><text:span text:style-name="T18">test</text:span><text:span text:style-name="T15"> <text:s/>your system call.</text:span></text:p>
      <text:p text:style-name="Text_20_body">Create the C file with the following command.</text:p>
      <text:p text:style-name="P6"><text:span text:style-name="Source_20_Text">vim hello.c</text:span></text:p>
      <text:p text:style-name="Text_20_body">Write the following code in it.</text:p>
      <text:p text:style-name="Preformatted_20_Text"><text:span text:style-name="Source_20_Text">#include &lt;linux/kernel.h&gt;</text:span></text:p>
      <text:p text:style-name="Preformatted_20_Text"><text:span text:style-name="Source_20_Text">#include &lt;sys/syscall.h&gt;</text:span></text:p>
      <text:p text:style-name="Preformatted_20_Text"><text:span text:style-name="Source_20_Text">#include &lt;stdio.h&gt;</text:span></text:p>
      <text:p text:style-name="Preformatted_20_Text"><text:span text:style-name="Source_20_Text">#include &lt;unistd.h&gt;</text:span></text:p>
      <text:p text:style-name="Preformatted_20_Text"><text:span text:style-name="Source_20_Text">#include &lt;string.h&gt;</text:span></text:p>
      <text:p text:style-name="Preformatted_20_Text"><text:span text:style-name="Source_20_Text">#include &lt;errno.h&gt;</text:span></text:p>
      <text:p text:style-name="Preformatted_20_Text"/>
      <text:p text:style-name="Preformatted_20_Text"><text:span text:style-name="Source_20_Text">#define __NR_hello </text:span><text:span text:style-name="Source_20_Text"><text:span text:style-name="T20">44</text:span></text:span><text:span text:style-name="Source_20_Text"><text:span text:style-name="T26">2</text:span></text:span></text:p>
      <text:p text:style-name="Preformatted_20_Text"/>
      <text:p text:style-name="Preformatted_20_Text"><text:span text:style-name="Source_20_Text">long hello_syscall(void)</text:span></text:p>
      <text:p text:style-name="Preformatted_20_Text"><text:span text:style-name="Source_20_Text">{</text:span></text:p>
      <text:p text:style-name="Preformatted_20_Text"><text:span text:style-name="Source_20_Text"><text:s text:c="4"/>return syscall(__NR_hello);</text:span></text:p>
      <text:p text:style-name="Preformatted_20_Text"><text:span text:style-name="Source_20_Text">}</text:span></text:p>
      <text:p text:style-name="Preformatted_20_Text"/>
      <text:p text:style-name="Preformatted_20_Text"><text:span text:style-name="Source_20_Text">int main(int argc, char *argv[])</text:span></text:p>
      <text:p text:style-name="Preformatted_20_Text"><text:span text:style-name="Source_20_Text">{</text:span></text:p>
      <text:p text:style-name="Preformatted_20_Text"><text:span text:style-name="Source_20_Text"><text:s text:c="4"/>long activity;</text:span></text:p>
      <text:p text:style-name="Preformatted_20_Text"><text:span text:style-name="Source_20_Text"><text:s text:c="4"/>activity = hello_syscall();</text:span></text:p>
      <text:p text:style-name="Preformatted_20_Text"/>
      <text:p text:style-name="Preformatted_20_Text"><text:span text:style-name="Source_20_Text"><text:s text:c="4"/>if(activity &lt; 0) <text:s text:c="4"/>{</text:span></text:p>
      <text:p text:style-name="Preformatted_20_Text"><text:span text:style-name="Source_20_Text"><text:s text:c="8"/>perror("</text:span><text:span text:style-name="Source_20_Text"><text:span text:style-name="T3">System call failed\n</text:span></text:span><text:span text:style-name="Source_20_Text">");</text:span></text:p>
      <text:p text:style-name="Preformatted_20_Text"><text:span text:style-name="Source_20_Text"><text:s text:c="4"/>}</text:span></text:p>
      <text:p text:style-name="Preformatted_20_Text"/>
      <text:p text:style-name="Preformatted_20_Text"><text:span text:style-name="Source_20_Text"><text:s text:c="4"/>else <text:s text:c="4"/>{</text:span></text:p>
      <text:p text:style-name="P4"><text:span text:style-name="Source_20_Text"><text:s text:c="8"/>printf("</text:span><text:span text:style-name="Source_20_Text"><text:span text:style-name="T30">System call worked!</text:span></text:span><text:span text:style-name="Source_20_Text">\n"); // </text:span><text:span text:style-name="Source_20_Text"><text:span text:style-name="T31">ignore colouring here</text:span></text:span></text:p>
      <text:p text:style-name="Preformatted_20_Text"><text:span text:style-name="Source_20_Text"><text:s text:c="4"/>}</text:span></text:p>
      <text:p text:style-name="Preformatted_20_Text"/>
      <text:p text:style-name="Preformatted_20_Text"><text:span text:style-name="Source_20_Text"><text:s text:c="4"/>return 0;</text:span></text:p>
      <text:p text:style-name="P6"><text:span text:style-name="Source_20_Text">}</text:span></text:p>
      <text:p text:style-name="Text_20_body">You can customize the messages for failure and success anyhow you like.</text:p>
      <text:p text:style-name="Text_20_body">Save it and exit the editor.</text:p>
      <text:p text:style-name="Text_20_body"><text:span text:style-name="Strong_20_Emphasis"><text:span text:style-name="T15">4.4</text:span></text:span><text:span text:style-name="T15"> - Compile the C file you just created.</text:span></text:p>
      <text:p text:style-name="P6"><text:soft-page-break/><text:span text:style-name="Source_20_Text">gcc -o hello hello.c</text:span></text:p>
      <text:p text:style-name="Text_20_body"><text:span text:style-name="Strong_20_Emphasis"><text:span text:style-name="T15">4.5</text:span></text:span><text:span text:style-name="T15"> - Run the C file you just compiled.</text:span></text:p>
      <text:p text:style-name="P6"><text:span text:style-name="Source_20_Text">./hello</text:span></text:p>
      <text:p text:style-name="P13">If it displays the following, everything is working as intended.</text:p>
      <text:p text:style-name="P3"><text:span text:style-name="Source_20_Text"><text:span text:style-name="T30">System call worked!</text:span></text:span></text:p>
      <text:p text:style-name="Text_20_body"/>
      <text:p text:style-name="Text_20_body"><text:span text:style-name="Strong_20_Emphasis"><text:span text:style-name="T15">4.6</text:span></text:span><text:span text:style-name="T15"> - Check the last line of the </text:span><text:span text:style-name="Source_20_Text"><text:span text:style-name="T15">dmesg</text:span></text:span><text:span text:style-name="T15"> output.</text:span></text:p>
      <text:p text:style-name="P6"><text:span text:style-name="Source_20_Text">dmesg</text:span></text:p>
      <text:p text:style-name="Text_20_body">At the bottom, you should now see the following.</text:p>
      <text:p text:style-name="P3"><text:span text:style-name="Source_20_Text"><text:span text:style-name="T21">Hello, from inside Linux kernel</text:span></text:span><text:span text:style-name="Source_20_Text"><text:span text:style-name="T22">\n</text:span></text:span></text:p>
      <text:p text:style-name="Text_20_body"/>
      <text:p text:style-name="P16"><text:span text:style-name="Strong_20_Emphasis"><text:span text:style-name="T15">4.</text:span></text:span><text:span text:style-name="Strong_20_Emphasis"><text:span text:style-name="T17">7 – Done! </text:span></text:span></text:p>
      <text:p text:style-name="P30">You have successfully added a hello-world type of system call to Linux kernel. To Add more meaningful system calls, you need to study the Linux kernel code, data structures and write a meaningful code inside your system calls. </text:p>
      <text:p text:style-name="P30"/>
      <text:p text:style-name="P15"><text:span text:style-name="T54">Possible errors and ways to deal with them</text:span> </text:p>
      <text:p text:style-name="P39">(1)<text:span text:style-name="T58">Problem</text:span></text:p>
      <text:p text:style-name="P21">make[1]: *** No rule to make target 'debian/canonical-certs.pem', needed by 'certs/x509_certificate_list'. <text:s/>Stop.</text:p>
      <text:p text:style-name="P20"><text:span text:style-name="T23">Solution </text:span><text:span text:style-name="T24">See:</text:span><text:span text:style-name="T19"> </text:span><text:a xlink:type="simple" xlink:href="https://stackoverflow.com/questions/67670169/compiling-kernel-gives-error-no-rule-to-make-target-debian-certs-debian-uefi-ce" text:style-name="Internet_20_link" text:visited-style-name="Visited_20_Internet_20_Link"><text:span text:style-name="T15">https://stackoverflow.com/questions/67670169/compiling-kernel-gives-error-no-rule-to-make-target-debian-certs-debian-uefi-ce</text:span></text:a></text:p>
      <text:p text:style-name="P38"><text:span text:style-name="T59">(2) </text:span><text:span text:style-name="T58">Problem</text:span></text:p>
      <text:p text:style-name="P37">The I/O cache encountered an error while updating data in medium "ahci-0-0" (rc=VERR_DISK_FULL). Make sure there is enough free space on the disk and that the disk is working properly. Operation can be resumed afterwards.</text:p>
      <table:table table:name="Table1" table:style-name="Table1">
        <table:table-column table:style-name="Table1.A"/>
        <table:table-column table:style-name="Table1.B"/>
        <table:table-row table:style-name="TableLine94792209624576">
          <table:table-cell table:style-name="Table1.A1" office:value-type="string">
            <text:p text:style-name="P42">Error ID: </text:p>
          </table:table-cell>
          <table:table-cell table:style-name="Table1.A1" office:value-type="string">
            <text:p text:style-name="P42">BLKCACHE_IOERR</text:p>
          </table:table-cell>
        </table:table-row>
        <table:table-row table:style-name="TableLine94792173533888">
          <table:table-cell table:style-name="Table1.A1" office:value-type="string">
            <text:p text:style-name="P42">Severity: </text:p>
          </table:table-cell>
          <table:table-cell table:style-name="Table1.A1" office:value-type="string">
            <text:p text:style-name="P42">Non-Fatal Error</text:p>
          </table:table-cell>
        </table:table-row>
      </table:table>
      <text:p text:style-name="P20"/>
      <text:p text:style-name="P40">Solution</text:p>
      <text:p text:style-name="P22">In the Ubuntu VM shared by abhijit, do the following </text:p>
      <text:p text:style-name="P26">$ sudo rm -f <text:span text:style-name="T51"><text:s/>/var/cache/apt/archives/*deb</text:span></text:p>
      <text:p text:style-name="P24">if you run </text:p>
      <text:p text:style-name="P27">$ df -h /</text:p>
      <text:p text:style-name="P31">then you will see that the disk of Abhijit’s VM is only 18 GB. </text:p>
      <text:p text:style-name="P31"><text:soft-page-break/>To incresae the size of this disk do the following:</text:p>
      <text:p text:style-name="P31">1) Shut down the Ubuntu VM</text:p>
      <text:p text:style-name="P31">2) In VirtualBox Manager, go to file-&gt;Virtual Media Manager , and locate the Ubuntu VDI File. </text:p>
      <text:p text:style-name="P45"><text:span text:style-name="T12">Increase the size to, say, </text:span><text:span text:style-name="T13">5</text:span><text:span text:style-name="T12">0 GB. </text:span></text:p>
      <text:p text:style-name="P31">3) Now, boot the Virtual Machine.</text:p>
      <text:p text:style-name="P31">4) Now if you run</text:p>
      <text:p text:style-name="P27">$ df -h /</text:p>
      <text:p text:style-name="P31">You will see it to be 18 GB, even now!</text:p>
      <text:p text:style-name="P31">But </text:p>
      <text:p text:style-name="P27">$ cat /proc/partitions <text:s/>| grep sda</text:p>
      <text:p text:style-name="P45"><text:span text:style-name="T49"><text:s text:c="3"/>8 <text:s text:c="7"/>0 <text:s text:c="2"/></text:span><text:span text:style-name="T50">5</text:span><text:span text:style-name="T49">1943040 sda</text:span></text:p>
      <text:p text:style-name="P45"><text:span text:style-name="T49">Shows that disk has grown to </text:span><text:span text:style-name="T50">5</text:span><text:span text:style-name="T49">0GB. </text:span></text:p>
      <text:p text:style-name="P35">This means disk is bigger, but the “on disk data sturcture” that is file-system is not big!</text:p>
      <text:p text:style-name="P31">5) <text:s/><text:span text:style-name="T55">run</text:span></text:p>
      <text:p text:style-name="P28">$ sudo gparted /<text:span text:style-name="T51">dev/</text:span>sda</text:p>
      <text:p text:style-name="P32">and create a new partition in the free space. <text:span text:style-name="T56">It should become /</text:span><text:span text:style-name="T52">dev/</text:span><text:span text:style-name="T56">sda4</text:span></text:p>
      <text:p text:style-name="P28">6) sudo vgextend vgubuntu /dev/sda4</text:p>
      <text:p text:style-name="P46"><text:span text:style-name="T48">7) <text:s/>sudo lvextend -L +</text:span><text:span text:style-name="T50">3</text:span><text:span text:style-name="T48">0G vgubuntu/root</text:span></text:p>
      <text:p text:style-name="P43">8) sudo <text:span text:style-name="T61">resize2fs </text:span><text:span text:style-name="T53">/dev/mapper/vgubuntu-root</text:span></text:p>
      <text:p text:style-name="P44"><text:span text:style-name="T47">9</text:span><text:span text:style-name="T48">) </text:span><text:span text:style-name="T11">Now</text:span></text:p>
      <text:p text:style-name="P33">$ df -h /</text:p>
      <text:p text:style-name="P44"><text:span text:style-name="T14"><text:s/></text:span><text:span text:style-name="T11">will show </text:span><text:span text:style-name="T13">4</text:span><text:span text:style-name="T11">8 GB disk. </text:span></text:p>
      <text:p text:style-name="P33"/>
      <text:p text:style-name="P41">(3) Problem</text:p>
      <text:p text:style-name="P36">BTF: .tmp_vmlinux.btf: pahole (pahole) is not available</text:p>
      <text:p text:style-name="P37"><text:span text:style-name="Source_20_Text"><text:span text:style-name="T27">Solution</text:span></text:span></text:p>
      <text:p text:style-name="P37"><text:span text:style-name="Source_20_Text"><text:span text:style-name="T58">$ </text:span></text:span><text:span text:style-name="Source_20_Text">sudo apt install dwarves</text:span></text:p>
      <text:p text:style-name="P37"><text:span text:style-name="Source_20_Text"><text:span text:style-name="T28">(4) <text:s/>Problem</text:span></text:span></text:p>
      <text:p text:style-name="P37"/>
      <text:p text:style-name="P37"><text:span text:style-name="Source_20_Text"><text:span text:style-name="T29">Solution</text:span></text:span></text:p>
      <text:p text:style-name="P37"><text:span text:style-name="Source_20_Text"><text:span text:style-name="T42"/></text:span></text:p>
      <text:p text:style-name="P37"><text:span text:style-name="Source_20_Text"><text:span text:style-name="T42">(5) </text:span></text:span></text:p>
      <text:p text:style-name="P3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Marathi" style:font-size-complex="12pt" style:language-complex="mr"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Marathi" style:font-size-complex="12pt" style:language-complex="mr"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8T17:45:21.437949420</meta:creation-date>
    <dc:date>2023-02-03T14:00:11.162041800</dc:date>
    <meta:editing-duration>PT11H19M41S</meta:editing-duration>
    <meta:editing-cycles>38</meta:editing-cycles>
    <meta:generator>LibreOffice/6.4.7.2$Linux_X86_64 LibreOffice_project/40$Build-2</meta:generator>
    <meta:document-statistic meta:table-count="1" meta:image-count="0" meta:object-count="0" meta:page-count="8" meta:paragraph-count="198" meta:word-count="1702" meta:character-count="10102" meta:non-whitespace-character-count="8452"/>
  </office:meta>
</office:document-meta>
</file>